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0cc5" officeooo:paragraph-rsid="000f0cc5"/>
    </style:style>
    <style:style style:name="P2" style:family="paragraph" style:parent-style-name="Preformatted_20_Text">
      <style:text-properties officeooo:rsid="000f0cc5" officeooo:paragraph-rsid="000f0cc5"/>
    </style:style>
    <style:style style:name="P3" style:family="paragraph" style:parent-style-name="Standard">
      <style:text-properties officeooo:rsid="000f0cc5" officeooo:paragraph-rsid="000f0cc5"/>
    </style:style>
    <style:style style:name="P4" style:family="paragraph" style:parent-style-name="Standard">
      <style:text-properties officeooo:rsid="00103796" officeooo:paragraph-rsid="00103796"/>
    </style:style>
    <style:style style:name="P5" style:family="paragraph" style:parent-style-name="Preformatted_20_Text">
      <style:text-properties officeooo:rsid="000f0cc5" officeooo:paragraph-rsid="000f0c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3"/>最近做的项目需要对采集到的点云场景进行去除地面的操作。在参考了CSDN博主：有梦想的田园犬对于PCL官方几种例程中的点云分割方法的实验后，考虑到系统的实时性要求，选择基于平面模型的地面点云去噪方法。</text:p>
      <text:p text:style-name="P1"/>
      <text:p text:style-name="P1"><text:s text:c="3"/>该方法是利用RANSAC去找到点云中的平面，简单总结RANSAC的原理：通过随机采样，只利用有效的数据实现最优的拟合效果（如有不对望指正）。具体的原理可以参考随机抽样一致算法（Random sample consensus，RANSAC）。</text:p>
      <text:p text:style-name="P1"/>
      <text:p text:style-name="P2"><text:span text:style-name="Source_20_Text"><text:s/>这个方法需要调节的参数就只有一个，setDistanceThreshold，距离阈值（PCL中单位为m）。距离阈值越大，离平面越远的点也被算作平面的组成。</text:span></text:p>
      <text:p text:style-name="P2"><text:span text:style-name="Source_20_Text"/></text:p>
      <text:p text:style-name="P2"><text:span text:style-name="Source_20_Text">点云分割是根据空间，几何和纹理等特征对点云进行划分，使得同一划分内的点云拥有相似的特征，点云的有效分割往往是许多应用的前提，例如逆向工作，CAD领域对零件的不同扫描表面进行分割，然后才能更好的进行空洞修复曲面重建，特征描述和提取，进而进行基于3D内容的检索，组合重用等。</text:span></text:p>
      <text:p text:style-name="P1"/>
      <text:p text:style-name="P1"/>
      <text:p text:style-name="P4"><text:s text:c="2"/>//创建一个模型参数对象，用于记录结果</text:p>
      <text:p text:style-name="P4"><text:s text:c="2"/>pcl::ModelCoefficients::Ptr coefficients (new pcl::ModelCoefficients);</text:p>
      <text:p text:style-name="P4"><text:s text:c="2"/>//inliers表示误差能容忍的点 记录的是点云的序号</text:p>
      <text:p text:style-name="P4"><text:s text:c="2"/>pcl::PointIndices::Ptr inliers (new pcl::PointIndices);</text:p>
      <text:p text:style-name="P4"><text:s text:c="2"/>// 创建一个分割器</text:p>
      <text:p text:style-name="P4"><text:s text:c="2"/>pcl::SACSegmentation&lt;pcl::PointXYZ&gt; seg;</text:p>
      <text:p text:style-name="P4"><text:s text:c="2"/>// Optional，这个设置可以选定结果平面展示的点是分割掉的点还是分割剩下的点。</text:p>
      <text:p text:style-name="P4"><text:s text:c="2"/>seg.setOptimizeCoefficients (true);</text:p>
      <text:p text:style-name="P4"><text:s text:c="2"/>// Mandatory-设置目标几何形状</text:p>
      <text:p text:style-name="P4"><text:s text:c="2"/>seg.setModelType (pcl::SACMODEL_PLANE);</text:p>
      <text:p text:style-name="P4"><text:s text:c="2"/>//分割方法：随机采样法</text:p>
      <text:p text:style-name="P4"><text:s text:c="2"/>seg.setMethodType (pcl::SAC_RANSAC);</text:p>
      <text:p text:style-name="P4"><text:s text:c="2"/>//设置误差容忍范围，也就是我说过的阈值</text:p>
      <text:p text:style-name="P4"><text:s text:c="2"/>seg.setDistanceThreshold (0.01);</text:p>
      <text:p text:style-name="P4"><text:s text:c="2"/>//输入点云</text:p>
      <text:p text:style-name="P4"><text:s text:c="2"/>seg.setInputCloud (cloud);</text:p>
      <text:p text:style-name="P4"><text:s text:c="2"/>//分割点云</text:p>
      <text:p text:style-name="P4"><text:s text:c="2"/>seg.segment (*inliers, *coefficients);</text:p>
      <text:p text:style-name="P4"/>
      <text:p text:style-name="P4">while ((iterNum &lt; iter_maxNum) &amp;&amp; inPlaneNum_max &lt;= RSample_pointsNum) </text:p>
      <text:p text:style-name="P4"><text:tab/>{</text:p>
      <text:p text:style-name="P4"><text:tab/><text:tab/>inPlaneNum_t = 3;//当前拟合平面中点个数</text:p>
      <text:p text:style-name="P4"/>
      <text:p text:style-name="P4"><text:tab/><text:tab/>//随机抽3个点，验证不在一条直线上</text:p>
      <text:p text:style-name="P4"><text:tab/><text:tab/>/*A(x1,y1)、B(x2,y2)、C(x3,y3)</text:p>
      <text:p text:style-name="P4"><text:tab/><text:tab/>AB斜率：kAB=(y2-y1)/(x2-x1)</text:p>
      <text:p text:style-name="P4"><text:tab/><text:tab/>BC斜率：kBC=(y3-y2)/(x3-x2)</text:p>
      <text:p text:style-name="P4"><text:tab/><text:tab/>计算结果可得：kAB=kBC</text:p>
      <text:p text:style-name="P4"><text:tab/><text:tab/>因为kAB=kBC，且共点B</text:p>
      <text:p text:style-name="P4"><text:tab/><text:tab/>所以直线AB与直线BC共线。*/</text:p>
      <text:p text:style-name="P4"><text:tab/><text:tab/>do {</text:p>
      <text:p text:style-name="P4"><text:tab/><text:tab/><text:tab/>rand_i_1 = real(gen);</text:p>
      <text:p text:style-name="P4"><text:tab/><text:tab/><text:tab/>rand_i_2 = real(gen);</text:p>
      <text:p text:style-name="P4"><text:tab/><text:tab/><text:tab/>if (rand_i_1 == rand_i_2)continue;</text:p>
      <text:p text:style-name="P4"><text:soft-page-break/><text:tab/><text:tab/><text:tab/>rand_i_3 = real(gen);</text:p>
      <text:p text:style-name="P4"><text:tab/><text:tab/><text:tab/>if (rand_i_1 == rand_i_3 || rand_i_2 == rand_i_3)continue;</text:p>
      <text:p text:style-name="P4"/>
      <text:p text:style-name="P4"><text:tab/><text:tab/><text:tab/>x1 = r_sample[rand_i_1].x; x2 = r_sample[rand_i_2].x; x3 = r_sample[rand_i_3].x;</text:p>
      <text:p text:style-name="P4"><text:tab/><text:tab/><text:tab/>y1 = r_sample[rand_i_1].y; y2 = r_sample[rand_i_2].y; y3 = r_sample[rand_i_3].y;</text:p>
      <text:p text:style-name="P4"><text:tab/><text:tab/><text:tab/></text:p>
      <text:p text:style-name="P4"><text:tab/><text:tab/>} while (((y2 - y1)*(x3 - x2)) == ((y3 - y2)*(x2 - x1)));</text:p>
      <text:p text:style-name="P4"/>
      <text:p text:style-name="P4"><text:tab/><text:tab/>//x1 = r_sample[rand_i_1].x; x2 = r_sample[rand_i_2].x; x3 = r_sample[rand_i_3].x;</text:p>
      <text:p text:style-name="P4"><text:tab/><text:tab/>//y1 = r_sample[rand_i_1].y; y2 = r_sample[rand_i_2].y; y3 = r_sample[rand_i_3].y;</text:p>
      <text:p text:style-name="P4"><text:tab/><text:tab/>z1 = r_sample[rand_i_1].z; z2 = r_sample[rand_i_2].z; z3 = r_sample[rand_i_3].z;</text:p>
      <text:p text:style-name="P4"><text:tab/><text:tab/>//求平面方程</text:p>
      <text:p text:style-name="P4"><text:tab/><text:tab/>A_t = (y2 - y1)*(z3 - z1) - (z2 - z1)*(y3 - y1);</text:p>
      <text:p text:style-name="P4"><text:tab/><text:tab/>B_t = (x3 - x1)*(z2 - z1) - (x2 - x1)*(z3 - z1);</text:p>
      <text:p text:style-name="P4"><text:tab/><text:tab/>C_t = (x2 - x1)*(y3 - y1) - (x3 - x1)*(y2 - y1);</text:p>
      <text:p text:style-name="P4"><text:tab/><text:tab/>D_t = -(A_t * x1 + B_t * y1 + C_t * z1);</text:p>
      <text:p text:style-name="P4"><text:tab/><text:tab/></text:p>
      <text:p text:style-name="P4"><text:tab/><text:tab/>//求在平面内的点的个数</text:p>
      <text:p text:style-name="P4"><text:tab/><text:tab/>temp = sqrt(A_t*A_t + B_t*B_t + C_t*C_t);//点到平面距离参数</text:p>
      <text:p text:style-name="P4"/>
      <text:p text:style-name="P4"><text:tab/><text:tab/>for (int i = 0; i &lt; RSample_pointsNum; i++)</text:p>
      <text:p text:style-name="P4"><text:tab/><text:tab/>{</text:p>
      <text:p text:style-name="P4"><text:tab/><text:tab/><text:tab/>temp_D = abs(A_t*r_sample[i].x + B_t*r_sample[i].y + C_t*r_sample[i].z + D_t) / temp;//点到平面距离</text:p>
      <text:p text:style-name="P4"><text:tab/><text:tab/><text:tab/>if (temp_D &lt; maxD)</text:p>
      <text:p text:style-name="P4"><text:tab/><text:tab/><text:tab/>{</text:p>
      <text:p text:style-name="P4"><text:tab/><text:tab/><text:tab/><text:tab/>inPlaneNum_t++;</text:p>
      <text:p text:style-name="P4"><text:tab/><text:tab/><text:tab/>}</text:p>
      <text:p text:style-name="P4"><text:tab/><text:tab/>}</text:p>
      <text:p text:style-name="P4"><text:tab/><text:tab/>//与最优（最大）个数比较，保留最优个数的平面公式</text:p>
      <text:p text:style-name="P4"><text:tab/><text:tab/>if (inPlaneNum_t &gt; inPlaneNum_max)</text:p>
      <text:p text:style-name="P4"><text:tab/><text:tab/>{</text:p>
      <text:p text:style-name="P4"><text:tab/><text:tab/><text:tab/>A_best = A_t;</text:p>
      <text:p text:style-name="P4"><text:tab/><text:tab/><text:tab/>B_best = B_t;</text:p>
      <text:p text:style-name="P4"><text:tab/><text:tab/><text:tab/>C_best = C_t;</text:p>
      <text:p text:style-name="P4"><text:tab/><text:tab/><text:tab/>D_best = D_t;</text:p>
      <text:p text:style-name="P4"><text:tab/><text:tab/><text:tab/>inPlaneNum_max = inPlaneNum_t;</text:p>
      <text:p text:style-name="P4"><text:tab/><text:tab/>}</text:p>
      <text:p text:style-name="P4"><text:tab/><text:tab/>iterNum++;//迭代次数+1</text:p>
      <text:p text:style-name="P4"><text:tab/>}</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1T16:16:22.900714414</meta:creation-date>
    <dc:date>2019-12-21T17:27:39.711650012</dc:date>
    <meta:editing-duration>PT38M45S</meta:editing-duration>
    <meta:editing-cycles>3</meta:editing-cycles>
    <meta:generator>LibreOffice/5.1.6.2$Linux_X86_64 LibreOffice_project/10m0$Build-2</meta:generator>
    <meta:document-statistic meta:table-count="0" meta:image-count="0" meta:object-count="0" meta:page-count="2" meta:paragraph-count="72" meta:word-count="854" meta:character-count="2573" meta:non-whitespace-character-count="2228"/>
  </office:meta>
</office:document-meta>
</file>